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style:font-name="Arial Black"/>
    </style:style>
    <style:style style:name="P2" style:family="paragraph">
      <style:paragraph-properties fo:margin-left="0cm" fo:margin-right="0cm" fo:text-indent="0cm"/>
      <style:text-properties style:font-name="Arial Black" fo:font-size="58pt" fo:font-weight="bold"/>
    </style:style>
    <style:style style:name="P3" style:family="paragraph">
      <style:paragraph-properties fo:margin-left="0cm" fo:margin-right="0cm" fo:text-align="center" fo:text-indent="0cm"/>
      <style:text-properties style:font-name="Arial Black1"/>
    </style:style>
    <style:style style:name="P4" style:family="paragraph">
      <style:paragraph-properties fo:margin-left="0cm" fo:margin-right="0cm" fo:text-align="center" fo:text-indent="0cm"/>
      <style:text-properties style:font-name="Arial Black1" fo:font-size="58pt" fo:font-weight="bold"/>
    </style:style>
    <style:style style:name="P5" style:family="paragraph">
      <style:paragraph-properties fo:margin-left="0.6cm" fo:margin-right="0cm" fo:text-indent="0cm"/>
      <style:text-properties fo:font-size="20pt"/>
    </style:style>
    <style:style style:name="T1" style:family="text">
      <style:text-properties style:font-name="Arial Black" fo:font-size="58pt" fo:font-weight="bold"/>
    </style:style>
    <style:style style:name="T2" style:family="text">
      <style:text-properties fo:color="#ffffff" style:font-name="Arial Black" fo:font-size="58pt" fo:font-style="normal" fo:font-weight="bold"/>
    </style:style>
    <style:style style:name="T3" style:family="text">
      <style:text-properties fo:color="#ffffff" style:font-name="Arial Black" fo:font-size="58pt" fo:language="en" fo:country="US" fo:font-style="normal" fo:font-weight="bold"/>
    </style:style>
    <style:style style:name="T4" style:family="text">
      <style:text-properties fo:color="#ffffff" style:font-name="Arial Black1" fo:font-size="58pt" fo:language="en" fo:country="US" fo:font-style="normal" fo:font-weight="bold"/>
    </style:style>
    <style:style style:name="T5" style:family="text">
      <style:text-properties fo:color="#ffffff" style:font-name="Arial Black1" fo:font-size="58pt" fo:font-style="normal" fo:font-weight="bold"/>
    </style:style>
    <style:style style:name="T6" style:family="text">
      <style:text-properties fo:color="#ffffff" style:font-name="Arial Black1" fo:font-size="58pt" fo:language="de" fo:country="DE"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19">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yś jak skała,</text:span><text:span text:style-name="T1"><text:line-break/></text:span><text:span text:style-name="T2">Tyś jak wzgórze,</text:span><text:span text:style-name="T2"><text:line-break/></text:span><text:span text:style-name="T2">Panie nasz, Boże nasz.</text:span><text:span text:style-name="T2"><text:line-break/></text:span><text:span text:style-name="T3">Tyś jak wiatr w Swej naturze,</text:span><text:span text:style-name="T3"><text:line-break/></text:span><text:span text:style-name="T3">Tyś jest Stwórcą</text:span><text:span text:style-name="T3"><text:line-break/></text:span><text:span text:style-name="T3">wszystkich nas.</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19">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4">Światłem Twym</text:span><text:span text:style-name="T4"><text:line-break/></text:span><text:span text:style-name="T4">rozświetlasz drogę,</text:span><text:span text:style-name="T4"><text:line-break/></text:span><text:span text:style-name="T4">która prosto wiedzie nas</text:span><text:span text:style-name="T4"><text:line-break/></text:span><text:span text:style-name="T5">Tam gdzie źródło Twej miłości,</text:span><text:span text:style-name="T5"><text:line-break/></text:span><text:span text:style-name="T5">gdzie radośnie płynie czas.</text:span></text:p>
          </draw:text-box>
        </draw:frame>
        <presentation:notes draw:style-name="dp2">
          <draw:page-thumbnail draw:style-name="gr1" draw:layer="layout" svg:width="13.586cm" svg:height="11.136cm" svg:x="3.705cm" svg:y="2.256cm" draw:page-number="2" presentation:class="page"/>
          <draw:frame presentation:style-name="pr2" draw:text-style-name="P5"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19">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4">Łamdarej, łamda ooo</text:span><text:span text:style-name="T4"><text:line-break/></text:span><text:span text:style-name="T6">Łamdarej, łamda ooo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5"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0:09:14</meta:creation-date>
    <dc:date>2016-04-18T22:29:14.662000000</dc:date>
    <dc:language>en-US</dc:language>
    <meta:editing-cycles>15</meta:editing-cycles>
    <meta:editing-duration>PT1H29M6S</meta:editing-duration>
    <meta:document-statistic meta:object-count="24"/>
    <meta:user-defined meta:name="Info 1"/>
    <meta:user-defined meta:name="Info 2"/>
    <meta:user-defined meta:name="Info 3"/>
    <meta:user-defined meta:name="Info 4"/>
  </office:meta>
</office:document-meta>
</file>